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_20_gauche">
      <style:text-properties officeooo:paragraph-rsid="001e38c2"/>
    </style:style>
    <style:style style:name="P2" style:family="paragraph" style:parent-style-name="Standard_20_gauche">
      <style:text-properties officeooo:paragraph-rsid="001f0236"/>
    </style:style>
    <style:style style:name="P3" style:family="paragraph" style:parent-style-name="Standard_20_gauche">
      <style:text-properties officeooo:rsid="001c7e0e" officeooo:paragraph-rsid="001c7e0e"/>
    </style:style>
    <style:style style:name="P4" style:family="paragraph" style:parent-style-name="Standard_20_gauche">
      <style:text-properties officeooo:rsid="001e38c2" officeooo:paragraph-rsid="001e38c2"/>
    </style:style>
    <style:style style:name="P5" style:family="paragraph" style:parent-style-name="Standard_20_gauche">
      <style:text-properties officeooo:rsid="001f0236" officeooo:paragraph-rsid="001e38c2"/>
    </style:style>
    <style:style style:name="T1" style:family="text">
      <style:text-properties officeooo:rsid="001e38c2"/>
    </style:style>
    <style:style style:name="T2" style:family="text">
      <style:text-properties officeooo:rsid="001f0236"/>
    </style:style>
    <style:style style:name="T3" style:family="text">
      <style:text-properties officeooo:rsid="00206413"/>
    </style:style>
    <style:style style:name="T4" style:family="text">
      <style:text-properties officeooo:rsid="00214b65"/>
    </style:style>
    <style:style style:name="T5" style:family="text">
      <style:text-properties officeooo:rsid="00223c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uleurs du matin<text:line-break/>à l'heure pendulaire<text:line-break/>l'obscurité d'octobre<text:line-break/>mitée par les phares<text:line-break/>de l'hyperindustrialisation<text:line-break/>s'ouvre peu à peu aux<text:line-break/>éclats du soleil<text:line-break/>réfractés par l'atmosphère<text:line-break/>saturée de poussières</text:p>
      <text:p text:style-name="P3"/>
      <text:p text:style-name="P1"><text:span text:style-name="T1">dernières traînées<text:line-break/>des phares</text:span><text:span text:style-name="T4">-</text:span><text:span text:style-name="T1">arrières<text:line-break/>des guerriers du bitume<text:line-break/>avant que le jour </text:span><text:span text:style-name="T4">ne </text:span><text:span text:style-name="T1">règne<text:line-break/>sur </text:span><text:span text:style-name="T5">l</text:span><text:span text:style-name="T1">e champ de bataille</text:span></text:p>
      <text:p text:style-name="P4"/>
      <text:p text:style-name="P1"><text:span text:style-name="T1">luxe, calme et violence<text:line-break/>rentrée<text:line-break/>dans le jardin du camps<text:line-break/>de concentration<text:line-break/>planétaire<text:line-break/></text:span><text:span text:style-name="T2">où fait rage la concurrence<text:line-break/>qui travaillera avec le plus de zèle<text:line-break/>à la destruction ?</text:span></text:p>
      <text:p text:style-name="P5"/>
      <text:p text:style-name="P2"><text:span text:style-name="T2">couleurs du matin<text:line-break/>l'ouverture de la journée<text:line-break/>curiosity arpente une planète voisine<text:line-break/>et notre planète natale<text:line-break/>me devient chaque jour plus<text:line-break/>étrang</text:span><text:span text:style-name="T3">-<text:line-break/>è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contextual-spacing="false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title>blogiGor 062 : couleurs du matin</text:title><text:tab/><text:tab/><text:date style:data-style-name="N106" text:date-value="2012-10-18T07:36:37.99" text:fixed="true">jeudi 18 octobre 2012</text:date></text:p>
      </style:header>
      <style:footer>
        <text:p text:style-name="Footer"><text:initial-creator>iGor </text:initial-creator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07:36:39</meta:creation-date>
    <dc:title>blogiGor 062 : couleurs du matin</dc:title>
    <meta:editing-duration>PT5M32S</meta:editing-duration>
    <meta:editing-cycles>4</meta:editing-cycles>
    <meta:generator>LibreOffice/3.6$Linux_X86_64 LibreOffice_project/360m1$Build-2</meta:generator>
    <meta:initial-creator>iGor </meta:initial-creator>
    <meta:keyword>blogiGor</meta:keyword>
    <meta:keyword>poésie</meta:keyword>
    <meta:keyword>train</meta:keyword>
    <meta:keyword>matin</meta:keyword>
    <meta:keyword>couleurs</meta:keyword>
    <meta:keyword>violence</meta:keyword>
    <dc:date>2012-10-18T19:40:30</dc:date>
    <dc:creator>iGor </dc:creator>
    <meta:document-statistic meta:table-count="0" meta:image-count="0" meta:object-count="0" meta:page-count="1" meta:paragraph-count="6" meta:word-count="111" meta:character-count="686" meta:non-whitespace-character-count="578"/>
    <meta:user-defined meta:name="Info 1"/>
    <meta:user-defined meta:name="Info 2"/>
    <meta:user-defined meta:name="Info 3"/>
    <meta:user-defined meta:name="Info 4"/>
  </office:meta>
</office:document-meta>
</file>